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3.288cm"/>
    </style:style>
    <style:style style:name="co3" style:family="table-column">
      <style:table-column-properties fo:break-before="auto" style:column-width="5.064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21cm"/>
    </style:style>
    <style:style style:name="co6" style:family="table-column">
      <style:table-column-properties fo:break-before="auto" style:column-width="1.674cm"/>
    </style:style>
    <style:style style:name="co7" style:family="table-column">
      <style:table-column-properties fo:break-before="auto" style:column-width="1.42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table table:name="List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E-Mail</text:p>
          </table:table-cell>
          <table:table-cell office:value-type="string">
            <text:p>Phone numbers</text:p>
          </table:table-cell>
        </table:table-row>
        <table:table-row table:style-name="ro1">
          <table:table-cell office:value-type="string">
            <text:p>Foo Bar</text:p>
          </table:table-cell>
          <table:table-cell office:value-type="string">
            <text:p>foo@example.com</text:p>
          </table:table-cell>
          <table:table-cell office:value-type="string">
            <text:p>+37060000000;+37061111111</text:p>
          </table:table-cell>
        </table:table-row>
        <table:table-row table:style-name="ro1">
          <table:table-cell office:value-type="string">
            <text:p>Fooer Barer</text:p>
          </table:table-cell>
          <table:table-cell office:value-type="string">
            <text:p>bar@example.com</text:p>
          </table:table-cell>
          <table:table-cell table:style-name="ce1" office:value-type="string">
            <text:p>+37062222222</text:p>
          </table:table-cell>
        </table:table-row>
      </table:table>
      <table:table table:name="Formula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>
            <text:p>Value</text:p>
          </table:table-cell>
          <table:table-cell office:value-type="string">
            <text:p>Factorial</text:p>
          </table:table-cell>
          <table:table-cell office:value-type="string">
            <text:p>Square</text:p>
          </table:table-cell>
          <table:table-cell office:value-type="string">
            <text:p>Cub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FACT([.A2])" office:value-type="float" office:value="1">
            <text:p>1</text:p>
          </table:table-cell>
          <table:table-cell table:formula="of:=[.A2]*[.A2]" office:value-type="float" office:value="0">
            <text:p>0</text:p>
          </table:table-cell>
          <table:table-cell table:formula="of:=[.A2]*[.A2]*[.A2]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FACT([.A3])" office:value-type="float" office:value="1">
            <text:p>1</text:p>
          </table:table-cell>
          <table:table-cell table:formula="of:=[.A3]*[.A3]" office:value-type="float" office:value="1">
            <text:p>1</text:p>
          </table:table-cell>
          <table:table-cell table:formula="of:=[.A3]*[.A3]*[.A3]"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FACT([.A4])" office:value-type="float" office:value="2">
            <text:p>2</text:p>
          </table:table-cell>
          <table:table-cell table:formula="of:=[.A4]*[.A4]" office:value-type="float" office:value="4">
            <text:p>4</text:p>
          </table:table-cell>
          <table:table-cell table:formula="of:=[.A4]*[.A4]*[.A4]"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FACT([.A5])" office:value-type="float" office:value="6">
            <text:p>6</text:p>
          </table:table-cell>
          <table:table-cell table:formula="of:=[.A5]*[.A5]" office:value-type="float" office:value="9">
            <text:p>9</text:p>
          </table:table-cell>
          <table:table-cell table:formula="of:=[.A5]*[.A5]*[.A5]" office:value-type="float" office:value="27">
            <text:p>2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FACT([.A6])" office:value-type="float" office:value="24">
            <text:p>24</text:p>
          </table:table-cell>
          <table:table-cell table:formula="of:=[.A6]*[.A6]" office:value-type="float" office:value="16">
            <text:p>16</text:p>
          </table:table-cell>
          <table:table-cell table:formula="of:=[.A6]*[.A6]*[.A6]" office:value-type="float" office:value="64">
            <text:p>64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FACT([.A7])" office:value-type="float" office:value="120">
            <text:p>120</text:p>
          </table:table-cell>
          <table:table-cell table:formula="of:=[.A7]*[.A7]" office:value-type="float" office:value="25">
            <text:p>25</text:p>
          </table:table-cell>
          <table:table-cell table:formula="of:=[.A7]*[.A7]*[.A7]" office:value-type="float" office:value="125">
            <text:p>12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FACT([.A8])" office:value-type="float" office:value="720">
            <text:p>720</text:p>
          </table:table-cell>
          <table:table-cell table:formula="of:=[.A8]*[.A8]" office:value-type="float" office:value="36">
            <text:p>36</text:p>
          </table:table-cell>
          <table:table-cell table:formula="of:=[.A8]*[.A8]*[.A8]" office:value-type="float" office:value="216">
            <text:p>21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FACT([.A9])" office:value-type="float" office:value="5040">
            <text:p>5040</text:p>
          </table:table-cell>
          <table:table-cell table:formula="of:=[.A9]*[.A9]" office:value-type="float" office:value="49">
            <text:p>49</text:p>
          </table:table-cell>
          <table:table-cell table:formula="of:=[.A9]*[.A9]*[.A9]" office:value-type="float" office:value="343">
            <text:p>343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FACT([.A10])" office:value-type="float" office:value="40320">
            <text:p>40320</text:p>
          </table:table-cell>
          <table:table-cell table:formula="of:=[.A10]*[.A10]" office:value-type="float" office:value="64">
            <text:p>64</text:p>
          </table:table-cell>
          <table:table-cell table:formula="of:=[.A10]*[.A10]*[.A10]" office:value-type="float" office:value="512">
            <text:p>512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FACT([.A11])" office:value-type="float" office:value="362880">
            <text:p>362880</text:p>
          </table:table-cell>
          <table:table-cell table:formula="of:=[.A11]*[.A11]" office:value-type="float" office:value="81">
            <text:p>81</text:p>
          </table:table-cell>
          <table:table-cell table:formula="of:=[.A11]*[.A11]*[.A11]" office:value-type="float" office:value="729">
            <text:p>72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FACT([.A12])" office:value-type="float" office:value="3628800">
            <text:p>3628800</text:p>
          </table:table-cell>
          <table:table-cell table:formula="of:=[.A12]*[.A12]" office:value-type="float" office:value="100">
            <text:p>100</text:p>
          </table:table-cell>
          <table:table-cell table:formula="of:=[.A12]*[.A12]*[.A12]" office:value-type="float" office:value="1000">
            <text:p>1000</text:p>
          </table:table-cell>
        </table:table-row>
      </table:table>
      <table:table table:name="Participants" table:style-name="ta1" table:print="false">
        <table:table-column table:style-name="co4" table:number-columns-repeated="5" table:default-cell-style-name="Default"/>
        <table:table-row table:style-name="ro1">
          <table:table-cell office:value-type="string">
            <text:p>Participants</text:p>
          </table:table-cell>
          <table:table-cell office:value-type="string">
            <text:p>Event1</text:p>
          </table:table-cell>
          <table:table-cell office:value-type="string">
            <text:p>Event2</text:p>
          </table:table-cell>
          <table:table-cell office:value-type="string">
            <text:p>Event3</text:p>
          </table:table-cell>
          <table:table-cell office:value-type="string">
            <text:p>Event4</text:p>
          </table:table-cell>
        </table:table-row>
        <table:table-row table:style-name="ro1">
          <table:table-cell office:value-type="string">
            <text:p>Foo Bar1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 Bar2</text:p>
          </table:table-cell>
          <table:table-cell table:number-columns-repeated="4"/>
        </table:table-row>
        <table:table-row table:style-name="ro1">
          <table:table-cell office:value-type="string">
            <text:p>Foo Bar3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Foo Bar4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oo Bar5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Foo Bar6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oo Bar7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Foo Bar8</text:p>
          </table:table-cell>
          <table:table-cell table:number-columns-repeated="2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oo Bar9</text:p>
          </table:table-cell>
          <table:table-cell/>
          <table:table-cell office:value-type="float" office:value="1">
            <text:p>1</text:p>
          </table:table-cell>
          <table:table-cell table:number-columns-repeated="2"/>
        </table:table-row>
      </table:table>
      <table:table table:name="Empty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9">2011-08-19</text:date>, <text:time>13:49:35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date>2011-08-19T13:49:35</dc:date>
    <dc:creator>Vytautas Astrauskas</dc:creator>
    <meta:editing-duration>PT00H19M22S</meta:editing-duration>
    <meta:editing-cycles>5</meta:editing-cycles>
    <meta:document-statistic meta:table-count="4" meta:cell-count="80" meta:object-count="0"/>
  </office:meta>
</office:document-meta>
</file>